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" manifest:full-path="Object 1/Pictures/2000000D000000DD000000DD31EED3EB.svm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217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 office:value-type="string">
            <text:p>Error type/k</text:p>
          </table:table-cell>
          <table:table-cell office:value-type="string">
            <text:p>Mean Absolute</text:p>
          </table:table-cell>
          <table:table-cell table:style-name="ce1" office:value-type="string">
            <text:p>(%) Relative Absolute</text:p>
          </table:table-cell>
          <table:table-cell table:style-name="ce1" office:value-type="string">
            <text:p>Root Squared</text:p>
          </table:table-cell>
          <table:table-cell/>
          <table:table-cell>
            <draw:frame table:end-cell-address="Sheet1.M21" table:end-x="0.3488in" table:end-y="0.0063in" draw:z-index="0" draw:style-name="gr1" draw:text-style-name="P1" svg:width="6.2988in" svg:height="3.5429in" svg:x="0.2732in" svg:y="0.0303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69.83">
            <text:p>1469.83</text:p>
          </table:table-cell>
          <table:table-cell table:style-name="ce1" office:value-type="float" office:value="32.13">
            <text:p>32.13</text:p>
          </table:table-cell>
          <table:table-cell table:style-name="ce1" office:value-type="float" office:value="2548.85">
            <text:p>2548.85</text:p>
          </table:table-cell>
          <table:table-cell table:formula="of:=[.C2]/100" office:value-type="float" office:value="0.3213">
            <text:p>0.3213</text:p>
            <draw:frame table:end-cell-address="Sheet1.N24" table:end-x="0.2929in" table:end-y="0.1425in" draw:z-index="4" draw:style-name="gr1" draw:text-style-name="P1" svg:width="7.6173in" svg:height="3.8594in" svg:x="0.6768in" svg:y="0.0425in">
              <draw:object draw:notify-on-update-of-ranges="Sheet1.A1:Sheet1.A1 Sheet1.A2:Sheet1.A9 Sheet1.B1:Sheet1.B1 Sheet1.B2:Sheet1.B9 Sheet1.A1:Sheet1.A1 Sheet1.A2:Sheet1.A9 Sheet1.C1:Sheet1.C1 Sheet1.E2:Sheet1.E9 Sheet1.A1:Sheet1.A1 Sheet1.A2:Sheet1.A9 Sheet1.D1:Sheet1.D1 Sheet1.D2:Sheet1.D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467.03">
            <text:p>1467.03</text:p>
          </table:table-cell>
          <table:table-cell table:style-name="ce1" office:value-type="float" office:value="32.07">
            <text:p>32.07</text:p>
          </table:table-cell>
          <table:table-cell table:style-name="ce1" office:value-type="float" office:value="2349.79">
            <text:p>2349.79</text:p>
          </table:table-cell>
          <table:table-cell table:formula="of:=[.C3]/100" office:value-type="float" office:value="0.3207">
            <text:p>0.3207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15.1">
            <text:p>1515.1</text:p>
          </table:table-cell>
          <table:table-cell table:style-name="ce1" office:value-type="float" office:value="33.12">
            <text:p>33.12</text:p>
          </table:table-cell>
          <table:table-cell table:style-name="ce1" office:value-type="float" office:value="2357.81">
            <text:p>2357.81</text:p>
          </table:table-cell>
          <table:table-cell table:formula="of:=[.C4]/100" office:value-type="float" office:value="0.3312">
            <text:p>0.3312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64.29">
            <text:p>1564.29</text:p>
          </table:table-cell>
          <table:table-cell table:style-name="ce1" office:value-type="float" office:value="34.2">
            <text:p>34.2</text:p>
          </table:table-cell>
          <table:table-cell table:style-name="ce1" office:value-type="float" office:value="2415.09">
            <text:p>2415.09</text:p>
          </table:table-cell>
          <table:table-cell table:formula="of:=[.C5]/100" office:value-type="float" office:value="0.342">
            <text:p>0.342</text:p>
          </table:table-cell>
          <table:table-cell table:number-columns-repeated="7"/>
          <table:table-cell>
            <draw:frame table:end-cell-address="Sheet1.U27" table:end-x="0.485in" table:end-y="0.1441in" draw:z-index="1" draw:style-name="gr1" draw:text-style-name="P1" svg:width="7.2638in" svg:height="3.8291in" svg:x="0.3335in" svg:y="0.0744in">
              <draw:object draw:notify-on-update-of-ranges="Sheet1.A1:Sheet1.A1 Sheet1.A11:Sheet1.A18 Sheet1.B1:Sheet1.B1 Sheet1.B11:Sheet1.B18 Sheet1.C1:Sheet1.C1 Sheet1.E11:Sheet1.E18 Sheet1.A2:Sheet1.A9 Sheet1.A1:Sheet1.A1 Sheet1.A11:Sheet1.A18 Sheet1.D1:Sheet1.D1 Sheet1.D11:Sheet1.D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14.28">
            <text:p>1614.28</text:p>
          </table:table-cell>
          <table:table-cell table:style-name="ce1" office:value-type="float" office:value="35.29">
            <text:p>35.29</text:p>
          </table:table-cell>
          <table:table-cell table:style-name="ce1" office:value-type="float" office:value="2480.01">
            <text:p>2480.01</text:p>
          </table:table-cell>
          <table:table-cell table:formula="of:=[.C6]/100" office:value-type="float" office:value="0.3529">
            <text:p>0.3529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31.41">
            <text:p>1831.41</text:p>
          </table:table-cell>
          <table:table-cell table:style-name="ce1" office:value-type="float" office:value="40.04">
            <text:p>40.04</text:p>
          </table:table-cell>
          <table:table-cell table:style-name="ce1" office:value-type="float" office:value="2922.66">
            <text:p>2922.66</text:p>
          </table:table-cell>
          <table:table-cell table:formula="of:=[.C7]/100" office:value-type="float" office:value="0.4004">
            <text:p>0.4004</text:p>
          </table:table-cell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38.61">
            <text:p>1838.61</text:p>
          </table:table-cell>
          <table:table-cell table:style-name="ce1" office:value-type="float" office:value="40.2">
            <text:p>40.2</text:p>
          </table:table-cell>
          <table:table-cell table:style-name="ce1" office:value-type="float" office:value="3023.75">
            <text:p>3023.75</text:p>
          </table:table-cell>
          <table:table-cell table:formula="of:=[.C8]/100" office:value-type="float" office:value="0.402">
            <text:p>0.402</text:p>
          </table:table-cell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82.29">
            <text:p>1782.29</text:p>
          </table:table-cell>
          <table:table-cell table:style-name="ce1" office:value-type="float" office:value="38.97">
            <text:p>38.97</text:p>
          </table:table-cell>
          <table:table-cell table:style-name="ce1" office:value-type="float" office:value="3084.96">
            <text:p>3084.96</text:p>
          </table:table-cell>
          <table:table-cell table:formula="of:=[.C9]/100" office:value-type="float" office:value="0.3897">
            <text:p>0.3897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69.83">
            <text:p>1469.83</text:p>
          </table:table-cell>
          <table:table-cell table:style-name="ce1" office:value-type="float" office:value="32.13">
            <text:p>32.13</text:p>
          </table:table-cell>
          <table:table-cell table:style-name="ce1" office:value-type="float" office:value="2548.85">
            <text:p>2548.85</text:p>
          </table:table-cell>
          <table:table-cell table:formula="of:=[.C11]/100" office:value-type="float" office:value="0.3213">
            <text:p>0.3213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54.05">
            <text:p>1354.05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2299.16">
            <text:p>2299.16</text:p>
          </table:table-cell>
          <table:table-cell table:formula="of:=[.C12]/100" office:value-type="float" office:value="0.296">
            <text:p>0.296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27.36">
            <text:p>1327.36</text:p>
          </table:table-cell>
          <table:table-cell table:style-name="ce1" office:value-type="float" office:value="29.02">
            <text:p>29.02</text:p>
          </table:table-cell>
          <table:table-cell table:style-name="ce1" office:value-type="float" office:value="2172.69">
            <text:p>2172.69</text:p>
          </table:table-cell>
          <table:table-cell table:formula="of:=[.C13]/100" office:value-type="float" office:value="0.2902">
            <text:p>0.2902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17.9">
            <text:p>1317.9</text:p>
          </table:table-cell>
          <table:table-cell table:style-name="ce1" office:value-type="float" office:value="28.81">
            <text:p>28.81</text:p>
          </table:table-cell>
          <table:table-cell table:style-name="ce1" office:value-type="float" office:value="2140.53">
            <text:p>2140.53</text:p>
          </table:table-cell>
          <table:table-cell table:formula="of:=[.C14]/100" office:value-type="float" office:value="0.2881">
            <text:p>0.2881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26.28">
            <text:p>1326.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105.9">
            <text:p>2105.9</text:p>
          </table:table-cell>
          <table:table-cell table:formula="of:=[.C15]/100" office:value-type="float" office:value="0.29">
            <text:p>0.29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67.85">
            <text:p>1367.85</text:p>
          </table:table-cell>
          <table:table-cell table:style-name="ce1" office:value-type="float" office:value="29.9">
            <text:p>29.9</text:p>
          </table:table-cell>
          <table:table-cell table:style-name="ce1" office:value-type="float" office:value="2196.67">
            <text:p>2196.67</text:p>
          </table:table-cell>
          <table:table-cell table:formula="of:=[.C16]/100" office:value-type="float" office:value="0.299">
            <text:p>0.299</text:p>
          </table:table-cell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71.32">
            <text:p>1371.32</text:p>
          </table:table-cell>
          <table:table-cell table:style-name="ce1" office:value-type="float" office:value="29.98">
            <text:p>29.98</text:p>
          </table:table-cell>
          <table:table-cell table:style-name="ce1" office:value-type="float" office:value="2225.91">
            <text:p>2225.91</text:p>
          </table:table-cell>
          <table:table-cell table:formula="of:=[.C17]/100" office:value-type="float" office:value="0.2998">
            <text:p>0.2998</text:p>
          </table:table-cell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75.74">
            <text:p>1375.74</text:p>
          </table:table-cell>
          <table:table-cell table:style-name="ce1" office:value-type="float" office:value="30.08">
            <text:p>30.08</text:p>
          </table:table-cell>
          <table:table-cell table:style-name="ce1" office:value-type="float" office:value="2277.14">
            <text:p>2277.14</text:p>
          </table:table-cell>
          <table:table-cell table:formula="of:=[.C18]/100" office:value-type="float" office:value="0.3008">
            <text:p>0.3008</text:p>
          </table:table-cell>
          <table:table-cell table:number-columns-repeated="8"/>
        </table:table-row>
        <table:table-row table:style-name="ro2" table:number-rows-repeated="4"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2"/>
          <table:table-cell>
            <draw:frame table:end-cell-address="Sheet1.L44" table:end-x="0.0752in" table:end-y="0.0626in" draw:z-index="2" draw:style-name="gr1" draw:text-style-name="P1" svg:width="6.2988in" svg:height="3.5429in" svg:x="-0.0004in" svg:y="0.1083in">
              <draw:object draw:notify-on-update-of-ranges="Sheet1.A26:Sheet1.A26 Sheet1.A27:Sheet1.A34 Sheet1.B26:Sheet1.B26 Sheet1.B27:Sheet1.B3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9"/>
          <table:table-cell>
            <draw:frame table:end-cell-address="Sheet1.S45" table:end-x="0.7315in" table:end-y="0.1039in" draw:z-index="3" draw:style-name="gr1" draw:text-style-name="P1" svg:width="6.2988in" svg:height="3.5429in" svg:x="0.6559in" svg:y="0.1496in">
              <draw:object draw:notify-on-update-of-ranges="Sheet1.A26:Sheet1.A26 Sheet1.A39:Sheet1.A46 Sheet1.B26:Sheet1.B26 Sheet1.B39:Sheet1.B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string">
            <text:p>k</text:p>
          </table:table-cell>
          <table:table-cell office:value-type="string">
            <text:p>Accuracy (%)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6.61">
            <text:p>86.61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9.74">
            <text:p>89.74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4.9">
            <text:p>84.9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6.61">
            <text:p>86.6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4.62">
            <text:p>84.62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4.05">
            <text:p>84.05</text:p>
          </table:table-cell>
          <table:table-cell table:number-columns-repeated="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3.19">
            <text:p>83.19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4.62">
            <text:p>84.62</text:p>
          </table:table-cell>
          <table:table-cell table:number-columns-repeated="11"/>
        </table:table-row>
        <table:table-row table:style-name="ro2" table:number-rows-repeated="4">
          <table:table-cell table:style-name="ce2" table:number-columns-repeated="2"/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6.61">
            <text:p>86.61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6.61">
            <text:p>86.61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5.19">
            <text:p>85.19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5.19">
            <text:p>85.19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5.19">
            <text:p>85.19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3.48">
            <text:p>83.48</text:p>
          </table:table-cell>
          <table:table-cell table:number-columns-repeated="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3.19">
            <text:p>83.19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3.76">
            <text:p>83.76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6/09/2015</text:date>, <text:time>23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8:55:45</meta:creation-date>
    <dc:date>2015-06-09T23:56:21</dc:date>
    <meta:editing-duration>PT1H50M52S</meta:editing-duration>
    <meta:editing-cycles>18</meta:editing-cycles>
    <meta:generator>OpenOffice/4.0.1$Linux OpenOffice.org_project/401m5$Build-9714</meta:generator>
    <meta:document-statistic meta:table-count="3" meta:cell-count="1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scale-text="true" chart:display-label="true" chart:logarithmic="false" chart:minimum="1" chart:maximum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minimum="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chart:scale-text="true" style:rotation-angle="90"/>
      <style:text-properties fo:font-size="12pt" fo:font-weight="bold" style:font-size-asian="9pt" style:font-size-complex="9pt"/>
    </style:style>
    <style:style style:name="ch11" style:family="chart" style:data-style-name="N11">
      <style:chart-properties chart:scale-text="true" chart:display-label="true" chart:logarithmic="false" chart:minimum="0" chart:maximum="1" chart:reverse-direction="false" text:line-break="false" chart:link-data-style-to-source="false" chart:visible="false" chart:axis-position="end" chart:axis-label-position="outside-start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cm" chart:symbol-height="0.2cm" chart:scale-text="tru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cm" chart:symbol-height="0.2cm" chart:scale-text="true" chart:link-data-style-to-source="false">
        <chart:symbol-image xlink:href="Pictures/2000000D000000DD000000DD31EED3EB.svm" xlink:type="simple" xlink:actuate="onLoad"/>
      </style:chart-properties>
      <style:graphic-properties svg:stroke-width="0.076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5.135cm" svg:y="0.315cm" chart:style-name="ch2">
          <text:p>KNN Numerical Regression</text:p>
        </chart:title>
        <chart:subtitle svg:x="6.609cm" svg:y="1.28cm" chart:style-name="ch3">
          <text:p>k-value Analysis</text:p>
        </chart:subtitle>
        <chart:legend chart:legend-position="end" svg:x="11.891cm" svg:y="3.866cm" style:legend-expansion="high" chart:style-name="ch4"/>
        <chart:plot-area chart:style-name="ch5" chart:data-source-has-labels="both" svg:x="1.508cm" svg:y="2.305cm" svg:width="9.744cm" svg:height="5.357cm">
          <chartooo:coordinate-region svg:x="2.572cm" svg:y="2.509cm" svg:width="8.68cm" svg:height="4.497cm"/>
          <chart:axis chart:dimension="x" chart:name="primary-x" chart:style-name="ch6" chartooo:axis-type="auto">
            <chart:title svg:x="5.605cm" svg:y="7.843cm" chart:style-name="ch7">
              <text:p>k value</text:p>
            </chart:title>
            <chart:categories table:cell-range-address="local-table.$A$2:.$A$9"/>
            <chart:grid chart:style-name="ch8" chart:class="major"/>
          </chart:axis>
          <chart:axis chart:dimension="y" chart:name="primary-y" chart:style-name="ch9">
            <chart:title svg:x="0.451cm" svg:y="6.647cm" chart:style-name="ch10">
              <text:p>Numerical Error</text:p>
            </chart:title>
            <chart:grid chart:style-name="ch8" chart:class="major"/>
          </chart:axis>
          <chart:axis chart:dimension="y" chart:name="secondary-y" chart:style-name="ch11"/>
          <chart:series chart:attached-axis="primary-y" chart:style-name="ch12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attached-axis="primary-y" chart:style-name="ch13" chart:values-cell-range-address="local-table.$D$2:.$D$9" chart:label-cell-address="local-table.$D$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ean Absolute</text:p>
              </table:table-cell>
              <table:table-cell office:value-type="string">
                <text:p>Root Squa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69.83">
                <text:p>1469.83</text:p>
              </table:table-cell>
              <table:table-cell office:value-type="float" office:value="2548.85">
                <text:p>2548.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67.03">
                <text:p>1467.03</text:p>
              </table:table-cell>
              <table:table-cell office:value-type="float" office:value="2349.79">
                <text:p>2349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15.1">
                <text:p>1515.1</text:p>
              </table:table-cell>
              <table:table-cell office:value-type="float" office:value="2357.81">
                <text:p>2357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64.29">
                <text:p>1564.29</text:p>
              </table:table-cell>
              <table:table-cell office:value-type="float" office:value="2415.09">
                <text:p>2415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14.28">
                <text:p>1614.28</text:p>
              </table:table-cell>
              <table:table-cell office:value-type="float" office:value="2480.01">
                <text:p>248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31.41">
                <text:p>1831.41</text:p>
              </table:table-cell>
              <table:table-cell office:value-type="float" office:value="2922.66">
                <text:p>2922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38.61">
                <text:p>1838.61</text:p>
              </table:table-cell>
              <table:table-cell office:value-type="float" office:value="3023.75">
                <text:p>3023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782.29">
                <text:p>1782.29</text:p>
              </table:table-cell>
              <table:table-cell office:value-type="float" office:value="3084.96">
                <text:p>3084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Linu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.5343036651611pt" style:font-size-asian="13.5343036651611pt" style:font-size-complex="13.5343036651611pt"/>
    </style:style>
    <style:style style:name="ch3" style:family="chart">
      <style:chart-properties chart:auto-position="true" chart:scale-text="true"/>
      <style:text-properties fo:font-size="11.4521036148071pt" style:font-size-asian="11.4521036148071pt" style:font-size-complex="11.4521036148071pt"/>
    </style:style>
    <style:style style:name="ch4" style:family="chart">
      <style:chart-properties chart:scale-text="true"/>
      <style:graphic-properties draw:stroke="none" svg:stroke-color="#b3b3b3" draw:fill="none" draw:fill-color="#e6e6e6"/>
      <style:text-properties fo:font-size="12.493203163147pt" style:font-size-asian="10.411003112793pt" style:font-size-complex="10.411003112793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scale-text="true" chart:display-label="true" chart:logarithmic="false" chart:minimum="1" chart:maximum="20" chart:reverse-direction="false" text:line-break="false" chart:axis-position="0"/>
      <style:graphic-properties svg:stroke-color="#b3b3b3"/>
      <style:text-properties fo:font-size="11pt" style:font-size-asian="10.3999996185303pt" style:font-size-complex="10.3999996185303pt"/>
    </style:style>
    <style:style style:name="ch7" style:family="chart">
      <style:chart-properties chart:auto-position="true" chart:scale-text="true" style:rotation-angle="0"/>
      <style:text-properties fo:font-size="12.493203163147pt" fo:font-weight="bold" style:font-size-asian="9.36990261077881pt" style:font-size-complex="9.36990261077881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1.3474788665771pt" style:font-size-asian="10.0064125061035pt" style:font-size-complex="10.0064125061035pt"/>
    </style:style>
    <style:style style:name="ch10" style:family="chart">
      <style:chart-properties chart:auto-position="true" chart:scale-text="true" style:rotation-angle="90"/>
      <style:text-properties fo:font-size="12.493203163147pt" fo:font-weight="bold" style:font-size-asian="9.36990261077881pt" style:font-size-complex="9.36990261077881pt"/>
    </style:style>
    <style:style style:name="ch11" style:family="chart" style:data-style-name="N10">
      <style:chart-properties chart:display-label="true" chart:logarithmic="false" chart:minimum="0" chart:maximum="0.99" chart:interval-major="0.1" chart:reverse-direction="false" text:line-break="false" chart:link-data-style-to-source="false" chart:axis-position="end"/>
      <style:graphic-properties svg:stroke-color="#ffd320"/>
      <style:text-properties fo:color="#ffd320" fo:font-size="11pt" fo:font-weight="bold" style:font-size-asian="10pt" style:font-size-complex="10pt"/>
    </style:style>
    <style:style style:name="ch12" style:family="chart">
      <style:chart-properties style:rotation-angle="270"/>
      <style:text-properties fo:font-size="12pt" fo:font-weight="bold" style:font-size-asian="9pt" style:font-size-complex="9pt"/>
    </style:style>
    <style:style style:name="ch13" style:family="chart" style:data-style-name="N0">
      <style:chart-properties chart:symbol-type="named-symbol" chart:symbol-name="diamond" chart:symbol-width="0.2cm" chart:symbol-height="0.2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cm" chart:symbol-height="0.2cm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451cm" svg:height="9.727cm" xlink:href=".." xlink:type="simple" chart:class="chart:scatter" chart:style-name="ch1">
        <chart:title svg:x="6.129cm" svg:y="0.329cm" chart:style-name="ch2">
          <text:p>WNN Numerical Regression</text:p>
        </chart:title>
        <chart:subtitle svg:x="7.742cm" svg:y="1.346cm" chart:style-name="ch3">
          <text:p>k-value Analysis</text:p>
        </chart:subtitle>
        <chart:legend svg:x="14.879cm" svg:y="3.656cm" style:legend-expansion="custom" chartooo:width="3.571cm" chartooo:height="3.237cm" style:legend-expansion-aspect-ratio="1.10318195860365" chart:style-name="ch4"/>
        <chart:plot-area chart:style-name="ch5" table:cell-range-address="Sheet1.A1:Sheet1.D1 Sheet1.A11:Sheet1.B18 Sheet1.D11:Sheet1.E18" chart:data-source-has-labels="row" svg:x="1.566cm" svg:y="2.409cm" svg:width="12.568cm" svg:height="5.951cm">
          <chartooo:coordinate-region svg:x="2.731cm" svg:y="2.626cm" svg:width="10.414cm" svg:height="5.052cm"/>
          <chart:axis chart:dimension="x" chart:name="primary-x" chart:style-name="ch6">
            <chart:title svg:x="7.072cm" svg:y="8.555cm" chart:style-name="ch7">
              <text:p>k value</text:p>
            </chart:title>
            <chart:grid chart:style-name="ch8" chart:class="major"/>
          </chart:axis>
          <chart:axis chart:dimension="y" chart:name="primary-y" chart:style-name="ch9">
            <chart:title svg:x="0.45cm" svg:y="7.051cm" chart:style-name="ch10">
              <text:p>Numerical Error</text:p>
            </chart:title>
            <chart:grid chart:style-name="ch8" chart:class="major"/>
            <chart:grid chart:style-name="ch8" chart:class="minor"/>
          </chart:axis>
          <chart:axis chart:dimension="y" chart:name="secondary-y" chart:style-name="ch11">
            <chart:title svg:x="14.939cm" svg:y="3.644cm" chart:style-name="ch12">
              <text:p>Percentual Error</text:p>
            </chart:title>
          </chart:axis>
          <chart:series chart:attached-axis="primary-y" chart:style-name="ch13" chart:values-cell-range-address="Sheet1.B11:Sheet1.B18" chart:label-cell-address="Sheet1.B1:Sheet1.B1" chart:class="chart:scatter">
            <chart:domain table:cell-range-address="Sheet1.A11:Sheet1.A18"/>
            <chart:data-point chart:repeated="8"/>
          </chart:series>
          <chart:series chart:attached-axis="secondary-y" chart:style-name="ch14" chart:values-cell-range-address="Sheet1.E11:Sheet1.E18" chart:label-cell-address="Sheet1.C1:Sheet1.C1" chart:class="chart:scatter">
            <chart:domain table:cell-range-address="Sheet1.A2:Sheet1.A9"/>
            <chart:data-point chart:repeated="8"/>
          </chart:series>
          <chart:series chart:attached-axis="primary-y" chart:style-name="ch15" chart:values-cell-range-address="Sheet1.D11:Sheet1.D18" chart:label-cell-address="Sheet1.D1:Sheet1.D1" chart:class="chart:scatte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Absolute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(%) Relative Absolute</text:p>
                <draw:g>
                  <svg:desc>Sheet1.C1:Sheet1.C1</svg:desc>
                </draw:g>
              </table:table-cell>
              <table:table-cell office:value-type="string">
                <text:p>Root Squar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1:Sheet1.A18</svg:desc>
                </draw:g>
              </table:table-cell>
              <table:table-cell office:value-type="float" office:value="1469.83">
                <text:p>1469.83</text:p>
                <draw:g>
                  <svg:desc>Sheet1.B11:Sheet1.B18</svg:desc>
                </draw:g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0.3213">
                <text:p>0.3213</text:p>
                <draw:g>
                  <svg:desc>Sheet1.E11:Sheet1.E18</svg:desc>
                </draw:g>
              </table:table-cell>
              <table:table-cell office:value-type="float" office:value="2548.85">
                <text:p>2548.85</text:p>
                <draw:g>
                  <svg:desc>Sheet1.D11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54.05">
                <text:p>1354.05</text:p>
              </table:table-cell>
              <table:table-cell office:value-type="float" office:value="2">
                <text:p>2</text:p>
              </table:table-cell>
              <table:table-cell office:value-type="float" office:value="0.296">
                <text:p>0.296</text:p>
              </table:table-cell>
              <table:table-cell office:value-type="float" office:value="2299.16">
                <text:p>2299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27.36">
                <text:p>1327.36</text:p>
              </table:table-cell>
              <table:table-cell office:value-type="float" office:value="3">
                <text:p>3</text:p>
              </table:table-cell>
              <table:table-cell office:value-type="float" office:value="0.2902">
                <text:p>0.2902</text:p>
              </table:table-cell>
              <table:table-cell office:value-type="float" office:value="2172.69">
                <text:p>2172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17.9">
                <text:p>1317.9</text:p>
              </table:table-cell>
              <table:table-cell office:value-type="float" office:value="4">
                <text:p>4</text:p>
              </table:table-cell>
              <table:table-cell office:value-type="float" office:value="0.2881">
                <text:p>0.2881</text:p>
              </table:table-cell>
              <table:table-cell office:value-type="float" office:value="2140.53">
                <text:p>2140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26.28">
                <text:p>1326.28</text:p>
              </table:table-cell>
              <table:table-cell office:value-type="float" office:value="5">
                <text:p>5</text:p>
              </table:table-cell>
              <table:table-cell office:value-type="float" office:value="0.29">
                <text:p>0.29</text:p>
              </table:table-cell>
              <table:table-cell office:value-type="float" office:value="2105.9">
                <text:p>210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67.85">
                <text:p>1367.85</text:p>
              </table:table-cell>
              <table:table-cell office:value-type="float" office:value="10">
                <text:p>10</text:p>
              </table:table-cell>
              <table:table-cell office:value-type="float" office:value="0.299">
                <text:p>0.299</text:p>
              </table:table-cell>
              <table:table-cell office:value-type="float" office:value="2196.67">
                <text:p>2196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71.32">
                <text:p>1371.32</text:p>
              </table:table-cell>
              <table:table-cell office:value-type="float" office:value="15">
                <text:p>15</text:p>
              </table:table-cell>
              <table:table-cell office:value-type="float" office:value="0.2998">
                <text:p>0.2998</text:p>
              </table:table-cell>
              <table:table-cell office:value-type="float" office:value="2225.91">
                <text:p>2225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375.74">
                <text:p>1375.74</text:p>
              </table:table-cell>
              <table:table-cell office:value-type="float" office:value="20">
                <text:p>20</text:p>
              </table:table-cell>
              <table:table-cell office:value-type="float" office:value="0.3008">
                <text:p>0.3008</text:p>
              </table:table-cell>
              <table:table-cell office:value-type="float" office:value="2277.14">
                <text:p>2277.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Linux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1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false" chart:minimum="8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chart:scale-text="true" style:rotation-angle="90"/>
      <style:text-properties fo:font-size="12pt" fo:font-weight="bold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4cm" svg:y="0.315cm" chart:style-name="ch2">
          <text:p>KNN Classification</text:p>
        </chart:title>
        <chart:subtitle svg:x="6.609cm" svg:y="1.28cm" chart:style-name="ch3">
          <text:p>k-value Analysis</text:p>
        </chart:subtitle>
        <chart:plot-area chart:style-name="ch4" table:cell-range-address="Sheet1.A26:Sheet1.B34" chart:data-source-has-labels="row" svg:x="1.508cm" svg:y="2.305cm" svg:width="13.852cm" svg:height="5.357cm">
          <chartooo:coordinate-region svg:x="2.165cm" svg:y="2.509cm" svg:width="13.195cm" svg:height="4.497cm"/>
          <chart:axis chart:dimension="x" chart:name="primary-x" chart:style-name="ch5">
            <chart:title svg:x="7.659cm" svg:y="7.843cm" chart:style-name="ch6">
              <text:p>k value</text:p>
            </chart:title>
            <chart:grid chart:style-name="ch7" chart:class="major"/>
          </chart:axis>
          <chart:axis chart:dimension="y" chart:name="primary-y" chart:style-name="ch8">
            <chart:title svg:x="0.451cm" svg:y="6.405cm" chart:style-name="ch9">
              <text:p>Accuracy (%)</text:p>
            </chart:title>
            <chart:grid chart:style-name="ch7" chart:class="major"/>
          </chart:axis>
          <chart:series chart:style-name="ch10" chart:values-cell-range-address="Sheet1.B27:Sheet1.B34" chart:label-cell-address="Sheet1.B26:Sheet1.B26" chart:class="chart:scatter">
            <chart:domain table:cell-range-address="Sheet1.A27:Sheet1.A34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 (%)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7:Sheet1.A34</svg:desc>
                </draw:g>
              </table:table-cell>
              <table:table-cell office:value-type="float" office:value="86.61">
                <text:p>86.61</text:p>
                <draw:g>
                  <svg:desc>Sheet1.B27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74">
                <text:p>89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6.61">
                <text:p>86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4.62">
                <text:p>84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4.05">
                <text:p>84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4.62">
                <text:p>84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Linux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1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false" chart:minimum="8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chart:scale-text="true" style:rotation-angle="90"/>
      <style:text-properties fo:font-size="12pt" fo:font-weight="bold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61cm" svg:y="0.315cm" chart:style-name="ch2">
          <text:p>WNN Classification</text:p>
        </chart:title>
        <chart:subtitle svg:x="6.609cm" svg:y="1.28cm" chart:style-name="ch3">
          <text:p>k-value Analysis</text:p>
        </chart:subtitle>
        <chart:plot-area chart:style-name="ch4" table:cell-range-address="Sheet1.A26:Sheet1.B26 Sheet1.A39:Sheet1.B46" chart:data-source-has-labels="row" svg:x="1.508cm" svg:y="2.305cm" svg:width="13.852cm" svg:height="5.357cm">
          <chartooo:coordinate-region svg:x="2.47cm" svg:y="2.509cm" svg:width="12.89cm" svg:height="4.497cm"/>
          <chart:axis chart:dimension="x" chart:name="primary-x" chart:style-name="ch5">
            <chart:title svg:x="7.659cm" svg:y="7.843cm" chart:style-name="ch6">
              <text:p>k value</text:p>
            </chart:title>
            <chart:grid chart:style-name="ch7" chart:class="major"/>
          </chart:axis>
          <chart:axis chart:dimension="y" chart:name="primary-y" chart:style-name="ch8">
            <chart:title svg:x="0.451cm" svg:y="6.405cm" chart:style-name="ch9">
              <text:p>Accuracy (%)</text:p>
            </chart:title>
            <chart:grid chart:style-name="ch7" chart:class="major"/>
          </chart:axis>
          <chart:series chart:style-name="ch10" chart:values-cell-range-address="Sheet1.B39:Sheet1.B46" chart:label-cell-address="Sheet1.B26:Sheet1.B26" chart:class="chart:scatter">
            <chart:domain table:cell-range-address="Sheet1.A39:Sheet1.A46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 (%)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6</svg:desc>
                </draw:g>
              </table:table-cell>
              <table:table-cell office:value-type="float" office:value="86.61">
                <text:p>86.61</text:p>
                <draw:g>
                  <svg:desc>Sheet1.B39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6.61">
                <text:p>86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3.76">
                <text:p>83.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Linux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scale-text="true" chart:display-label="true" chart:logarithmic="false" chart:minimum="1" chart:maximum="20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11" style:family="chart">
      <style:chart-properties chart:auto-position="true" chart:scale-text="true" style:rotation-angle="90"/>
      <style:text-properties fo:font-size="12pt" fo:font-weight="bold" style:font-size-asian="9pt" style:font-size-complex="9pt"/>
    </style:style>
    <style:style style:name="ch12" style:family="chart">
      <style:graphic-properties svg:stroke-color="#ffcc99"/>
    </style:style>
    <style:style style:name="ch13" style:family="chart" style:data-style-name="N10">
      <style:chart-properties chart:scale-text="true" chart:display-label="true" chart:logarithmic="false" chart:minimum="0" chart:maximum="0.99" chart:interval-major="0.1" chart:reverse-direction="false" text:line-break="false" chart:link-data-style-to-source="false" chart:axis-position="end"/>
      <style:graphic-properties svg:stroke-color="#b3b3b3"/>
      <style:text-properties fo:color="#ff420e" fo:font-size="11pt" fo:font-weight="bold" style:font-size-asian="10pt" style:font-size-complex="10pt"/>
    </style:style>
    <style:style style:name="ch14" style:family="chart">
      <style:chart-properties chart:scale-text="true" style:rotation-angle="270"/>
      <style:text-properties fo:font-size="12pt" fo:font-weight="bold" style:font-size-asian="9pt" style:font-size-complex="9pt"/>
    </style:style>
    <style:style style:name="ch15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 style:data-style-name="N1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349cm" svg:height="9.804cm" xlink:href=".." xlink:type="simple" chart:class="chart:scatter" chart:style-name="ch1">
        <chart:title svg:x="6.809cm" svg:y="0.331cm" chart:style-name="ch2">
          <text:p>KNN Numerical Regression</text:p>
        </chart:title>
        <chart:subtitle svg:x="8.283cm" svg:y="1.312cm" chart:style-name="ch3">
          <text:p>k-value Analysis</text:p>
        </chart:subtitle>
        <chart:legend svg:x="15.754cm" svg:y="3.784cm" style:legend-expansion="custom" chartooo:width="3.289cm" chartooo:height="2.828cm" style:legend-expansion-aspect-ratio="1.16301272984441" chart:style-name="ch4"/>
        <chart:plot-area chart:style-name="ch5" table:cell-range-address="Sheet1.A1:Sheet1.B9 Sheet1.C1:Sheet1.D1 Sheet1.D2:Sheet1.E9" chart:data-source-has-labels="row" svg:x="1.406cm" svg:y="2.353cm" svg:width="13.319cm" svg:height="6.282cm">
          <chartooo:coordinate-region svg:x="2.47cm" svg:y="2.57cm" svg:width="11.266cm" svg:height="5.383cm"/>
          <chart:axis chart:dimension="x" chart:name="primary-x" chart:style-name="ch6">
            <chart:title svg:x="7.176cm" svg:y="8.832cm" chart:style-name="ch7">
              <text:p>k values</text:p>
            </chart:title>
            <chart:grid chart:style-name="ch8" chart:class="major"/>
          </chart:axis>
          <chart:axis chart:dimension="x" chart:name="secondary-x" chart:style-name="ch9"/>
          <chart:axis chart:dimension="y" chart:name="primary-y" chart:style-name="ch10">
            <chart:title svg:x="0.283cm" svg:y="7.158cm" chart:style-name="ch11">
              <text:p>Numerical Error</text:p>
            </chart:title>
            <chart:grid chart:style-name="ch8" chart:class="major"/>
            <chart:grid chart:style-name="ch12" chart:class="minor"/>
          </chart:axis>
          <chart:axis chart:dimension="y" chart:name="secondary-y" chart:style-name="ch13">
            <chart:title svg:x="15.546cm" svg:y="3.754cm" chart:style-name="ch14">
              <text:p>Percentual Error</text:p>
            </chart:title>
          </chart:axis>
          <chart:series chart:attached-axis="primary-y" chart:style-name="ch15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attached-axis="secondary-y" chart:style-name="ch16" chart:values-cell-range-address="Sheet1.E2:Sheet1.E9" chart:label-cell-address="Sheet1.C1:Sheet1.C1" chart:class="chart:scatter">
            <chart:data-point chart:repeated="8"/>
          </chart:series>
          <chart:series chart:attached-axis="primary-y" chart:style-name="ch17" chart:values-cell-range-address="Sheet1.D2:Sheet1.D9" chart:label-cell-address="Sheet1.D1:Sheet1.D1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Absolute</text:p>
                <draw:g>
                  <svg:desc>Sheet1.B1:Sheet1.B1</svg:desc>
                </draw:g>
              </table:table-cell>
              <table:table-cell office:value-type="string">
                <text:p>(%) Relative Absolute</text:p>
                <draw:g>
                  <svg:desc>Sheet1.C1:Sheet1.C1</svg:desc>
                </draw:g>
              </table:table-cell>
              <table:table-cell office:value-type="string">
                <text:p>Root Squar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1469.83">
                <text:p>1469.83</text:p>
                <draw:g>
                  <svg:desc>Sheet1.B2:Sheet1.B9</svg:desc>
                </draw:g>
              </table:table-cell>
              <table:table-cell office:value-type="float" office:value="0.3213">
                <text:p>0.3213</text:p>
                <draw:g>
                  <svg:desc>Sheet1.E2:Sheet1.E9</svg:desc>
                </draw:g>
              </table:table-cell>
              <table:table-cell office:value-type="float" office:value="2548.85">
                <text:p>2548.85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67.03">
                <text:p>1467.03</text:p>
              </table:table-cell>
              <table:table-cell office:value-type="float" office:value="0.3207">
                <text:p>0.3207</text:p>
              </table:table-cell>
              <table:table-cell office:value-type="float" office:value="2349.79">
                <text:p>2349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15.1">
                <text:p>1515.1</text:p>
              </table:table-cell>
              <table:table-cell office:value-type="float" office:value="0.3312">
                <text:p>0.3312</text:p>
              </table:table-cell>
              <table:table-cell office:value-type="float" office:value="2357.81">
                <text:p>2357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64.29">
                <text:p>1564.29</text:p>
              </table:table-cell>
              <table:table-cell office:value-type="float" office:value="0.342">
                <text:p>0.342</text:p>
              </table:table-cell>
              <table:table-cell office:value-type="float" office:value="2415.09">
                <text:p>2415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14.28">
                <text:p>1614.28</text:p>
              </table:table-cell>
              <table:table-cell office:value-type="float" office:value="0.3529">
                <text:p>0.3529</text:p>
              </table:table-cell>
              <table:table-cell office:value-type="float" office:value="2480.01">
                <text:p>248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31.41">
                <text:p>1831.41</text:p>
              </table:table-cell>
              <table:table-cell office:value-type="float" office:value="0.4004">
                <text:p>0.4004</text:p>
              </table:table-cell>
              <table:table-cell office:value-type="float" office:value="2922.66">
                <text:p>2922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38.61">
                <text:p>1838.61</text:p>
              </table:table-cell>
              <table:table-cell office:value-type="float" office:value="0.402">
                <text:p>0.402</text:p>
              </table:table-cell>
              <table:table-cell office:value-type="float" office:value="3023.75">
                <text:p>3023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782.29">
                <text:p>1782.29</text:p>
              </table:table-cell>
              <table:table-cell office:value-type="float" office:value="0.3897">
                <text:p>0.3897</text:p>
              </table:table-cell>
              <table:table-cell office:value-type="float" office:value="3084.96">
                <text:p>3084.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Linux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